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0.8083in" style:rel-column-width="1164*"/>
    </style:style>
    <style:style style:name="Table3.B" style:family="table-column">
      <style:table-column-properties style:column-width="1.5in" style:rel-column-width="2160*"/>
    </style:style>
    <style:style style:name="Table3.C" style:family="table-column">
      <style:table-column-properties style:column-width="1.7069in" style:rel-column-width="2458*"/>
    </style:style>
    <style:style style:name="Table3.D" style:family="table-column">
      <style:table-column-properties style:column-width="1.3389in" style:rel-column-width="1928*"/>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table-cell-properties fo:background-color="transparent" fo:padding="0in" fo:border="none" style:writing-mode="page">
        <style:background-image/>
      </style:table-cell-properties>
    </style:style>
    <style:style style:name="Table3.D2" style:family="table-cell">
      <style:table-cell-properties fo:background-color="transparent" fo:padding="0in" fo:border="none" style:writing-mode="page">
        <style:background-image/>
      </style:table-cell-properties>
    </style:style>
    <style:style style:name="Table3.E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C3" style:family="table-cell">
      <style:table-cell-properties fo:background-color="transparent" fo:padding="0in" fo:border="none" style:writing-mode="page">
        <style:background-image/>
      </style:table-cell-properties>
    </style:style>
    <style:style style:name="Table3.D3" style:family="table-cell">
      <style:table-cell-properties fo:background-color="transparent" fo:padding="0in" fo:border="none" style:writing-mode="page">
        <style:background-image/>
      </style:table-cell-properties>
    </style:style>
    <style:style style:name="Table3.E3"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Table3.B4" style:family="table-cell">
      <style:table-cell-properties fo:background-color="transparent" fo:padding="0in" fo:border-left="none" fo:border-right="none" fo:border-top="none" fo:border-bottom="0.75pt solid #000000" style:writing-mode="page">
        <style:background-image/>
      </style:table-cell-properties>
    </style:style>
    <style:style style:name="Table3.C4" style:family="table-cell">
      <style:table-cell-properties fo:background-color="transparent" fo:padding="0in" fo:border-left="none" fo:border-right="none" fo:border-top="none" fo:border-bottom="0.75pt solid #000000" style:writing-mode="page">
        <style:background-image/>
      </style:table-cell-properties>
    </style:style>
    <style:style style:name="Table3.D4" style:family="table-cell">
      <style:table-cell-properties fo:background-color="transparent" fo:padding="0in" fo:border-left="none" fo:border-right="none" fo:border-top="none" fo:border-bottom="0.75pt solid #000000" style:writing-mode="page">
        <style:background-image/>
      </style:table-cell-properties>
    </style:style>
    <style:style style:name="Table3.E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0.8083in" style:rel-column-width="1164*"/>
    </style:style>
    <style:style style:name="Table2.B" style:family="table-column">
      <style:table-column-properties style:column-width="2.4417in" style:rel-column-width="3516*"/>
    </style:style>
    <style:style style:name="Table2.C" style:family="table-column">
      <style:table-column-properties style:column-width="1.875in" style:rel-column-width="2700*"/>
    </style:style>
    <style:style style:name="Table2.D" style:family="table-column">
      <style:table-column-properties style:column-width="1.5681in" style:rel-column-width="225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C3" style:family="table-cell">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2.B4" style:family="table-cell">
      <style:table-cell-properties fo:background-color="transparent" fo:padding="0in" fo:border-left="none" fo:border-right="none" fo:border-top="none" fo:border-bottom="0.75pt solid #000000" style:writing-mode="page">
        <style:background-image/>
      </style:table-cell-properties>
    </style:style>
    <style:style style:name="Table2.C4" style:family="table-cell">
      <style:table-cell-properties fo:background-color="transparent" fo:padding="0in" fo:border-left="none" fo:border-right="none" fo:border-top="none" fo:border-bottom="0.75pt solid #000000" style:writing-mode="page">
        <style:background-image/>
      </style:table-cell-properties>
    </style:style>
    <style:style style:name="Table2.D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D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fo:background-color="transparent" fo:padding="0in" fo:border-left="none" fo:border-right="none" fo:border-top="none" fo:border-bottom="0.75pt solid #000000" style:writing-mode="page">
        <style:background-image/>
      </style:table-cell-properties>
    </style:style>
    <style:style style:name="Table1.C4" style:family="table-cell">
      <style:table-cell-properties fo:background-color="transparent" fo:padding="0in" fo:border-left="none" fo:border-right="none" fo:border-top="none" fo:border-bottom="0.75pt solid #000000" style:writing-mode="page">
        <style:background-image/>
      </style:table-cell-properties>
    </style:style>
    <style:style style:name="Table1.D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0.8083in" style:rel-column-width="1164*"/>
    </style:style>
    <style:style style:name="Table4.B" style:family="table-column">
      <style:table-column-properties style:column-width="1.375in" style:rel-column-width="1980*"/>
    </style:style>
    <style:style style:name="Table4.C" style:family="table-column">
      <style:table-column-properties style:column-width="2.25in" style:rel-column-width="3240*"/>
    </style:style>
    <style:style style:name="Table4.D" style:family="table-column">
      <style:table-column-properties style:column-width="2.2597in" style:rel-column-width="3254*"/>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table-cell-properties fo:background-color="transparent" fo:padding="0in" fo:border="none" style:writing-mode="page">
        <style:background-image/>
      </style:table-cell-properties>
    </style:style>
    <style:style style:name="Table4.B3" style:family="table-cell">
      <style:table-cell-properties fo:background-color="transparent" fo:padding="0in" fo:border="none" style:writing-mode="page">
        <style:background-image/>
      </style:table-cell-properties>
    </style:style>
    <style:style style:name="Table4.C3" style:family="table-cell">
      <style:table-cell-properties fo:background-color="transparent" fo:padding="0in" fo:border="none" style:writing-mode="page">
        <style:background-image/>
      </style:table-cell-properties>
    </style:style>
    <style:style style:name="Table4.D3" style:family="table-cell">
      <style:table-cell-properties fo:background-color="transparent" fo:padding="0in" fo:border="none" style:writing-mode="page">
        <style:background-image/>
      </style:table-cell-properties>
    </style:style>
    <style:style style:name="Table4.A4" style:family="table-cell">
      <style:table-cell-properties fo:background-color="transparent" fo:padding="0in" fo:border-left="none" fo:border-right="none" fo:border-top="none" fo:border-bottom="0.75pt solid #000000" style:writing-mode="page">
        <style:background-image/>
      </style:table-cell-properties>
    </style:style>
    <style:style style:name="Table4.B4" style:family="table-cell">
      <style:table-cell-properties fo:background-color="transparent" fo:padding="0in" fo:border-left="none" fo:border-right="none" fo:border-top="none" fo:border-bottom="0.75pt solid #000000" style:writing-mode="page">
        <style:background-image/>
      </style:table-cell-properties>
    </style:style>
    <style:style style:name="Table4.C4" style:family="table-cell">
      <style:table-cell-properties fo:background-color="transparent" fo:padding="0in" fo:border-left="none" fo:border-right="none" fo:border-top="none" fo:border-bottom="0.75pt solid #000000" style:writing-mode="page">
        <style:background-image/>
      </style:table-cell-properties>
    </style:style>
    <style:style style:name="Table4.D4"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0.8083in" style:rel-column-width="1164*"/>
    </style:style>
    <style:style style:name="Table5.B" style:family="table-column">
      <style:table-column-properties style:column-width="1.25in" style:rel-column-width="1800*"/>
    </style:style>
    <style:style style:name="Table5.D" style:family="table-column">
      <style:table-column-properties style:column-width="1.5in" style:rel-column-width="2160*"/>
    </style:style>
    <style:style style:name="Table5.E" style:family="table-column">
      <style:table-column-properties style:column-width="1.8847in" style:rel-column-width="2714*"/>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table-cell-properties fo:background-color="transparent" fo:padding="0in" fo:border="none" style:writing-mode="page">
        <style:background-image/>
      </style:table-cell-properties>
    </style:style>
    <style:style style:name="Table5.C2" style:family="table-cell">
      <style:table-cell-properties fo:background-color="transparent" fo:padding="0in" fo:border="none" style:writing-mode="page">
        <style:background-image/>
      </style:table-cell-properties>
    </style:style>
    <style:style style:name="Table5.D2" style:family="table-cell">
      <style:table-cell-properties fo:background-color="transparent" fo:padding="0in" fo:border="none" style:writing-mode="page">
        <style:background-image/>
      </style:table-cell-properties>
    </style:style>
    <style:style style:name="Table5.E2" style:family="table-cell">
      <style:table-cell-properties fo:background-color="transparent" fo:padding="0in" fo:border="none" style:writing-mode="page">
        <style:background-image/>
      </style:table-cell-properties>
    </style:style>
    <style:style style:name="Table5.B3" style:family="table-cell">
      <style:table-cell-properties fo:background-color="transparent" fo:padding="0in" fo:border="none" style:writing-mode="page">
        <style:background-image/>
      </style:table-cell-properties>
    </style:style>
    <style:style style:name="Table5.C3" style:family="table-cell">
      <style:table-cell-properties fo:background-color="transparent" fo:padding="0in" fo:border="none" style:writing-mode="page">
        <style:background-image/>
      </style:table-cell-properties>
    </style:style>
    <style:style style:name="Table5.D3" style:family="table-cell">
      <style:table-cell-properties fo:background-color="transparent" fo:padding="0in" fo:border="none" style:writing-mode="page">
        <style:background-image/>
      </style:table-cell-properties>
    </style:style>
    <style:style style:name="Table5.E3" style:family="table-cell">
      <style:table-cell-properties fo:background-color="transparent" fo:padding="0in" fo:border="none" style:writing-mode="page">
        <style:background-image/>
      </style:table-cell-properties>
    </style:style>
    <style:style style:name="Table5.A4" style:family="table-cell">
      <style:table-cell-properties fo:background-color="transparent" fo:padding="0in" fo:border-left="none" fo:border-right="none" fo:border-top="none" fo:border-bottom="0.75pt solid #000000" style:writing-mode="page">
        <style:background-image/>
      </style:table-cell-properties>
    </style:style>
    <style:style style:name="Table5.B4" style:family="table-cell">
      <style:table-cell-properties fo:background-color="transparent" fo:padding="0in" fo:border-left="none" fo:border-right="none" fo:border-top="none" fo:border-bottom="0.75pt solid #000000" style:writing-mode="page">
        <style:background-image/>
      </style:table-cell-properties>
    </style:style>
    <style:style style:name="Table5.C4" style:family="table-cell">
      <style:table-cell-properties fo:background-color="transparent" fo:padding="0in" fo:border-left="none" fo:border-right="none" fo:border-top="none" fo:border-bottom="0.75pt solid #000000" style:writing-mode="page">
        <style:background-image/>
      </style:table-cell-properties>
    </style:style>
    <style:style style:name="Table5.D4" style:family="table-cell">
      <style:table-cell-properties fo:background-color="transparent" fo:padding="0in" fo:border-left="none" fo:border-right="none" fo:border-top="none" fo:border-bottom="0.75pt solid #000000" style:writing-mode="page">
        <style:background-image/>
      </style:table-cell-properties>
    </style:style>
    <style:style style:name="Table5.E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fo:color="#000000" loext:opacity="100%" style:font-name="Liberation Serif" fo:font-size="14pt" officeooo:rsid="0016bbf9" officeooo:paragraph-rsid="0016bbf9" style:font-size-asian="14pt" style:font-size-complex="14pt"/>
    </style:style>
    <style:style style:name="P2" style:family="paragraph" style:parent-style-name="Standard">
      <style:text-properties fo:color="#000000" loext:opacity="100%" style:font-name="Liberation Serif" fo:font-size="14pt" officeooo:rsid="000c343c" officeooo:paragraph-rsid="00090196" style:font-size-asian="14pt" style:font-size-complex="14pt"/>
    </style:style>
    <style:style style:name="P3" style:family="paragraph" style:parent-style-name="Standard">
      <style:text-properties style:font-name="Liberation Serif" officeooo:rsid="000c343c" officeooo:paragraph-rsid="00090196"/>
    </style:style>
    <style:style style:name="P4" style:family="paragraph" style:parent-style-name="Standard">
      <style:text-properties officeooo:rsid="000c343c" officeooo:paragraph-rsid="00090196"/>
    </style:style>
    <style:style style:name="P5" style:family="paragraph" style:parent-style-name="Standard">
      <style:text-properties fo:font-size="14pt" officeooo:rsid="00164e89" officeooo:paragraph-rsid="00164e89" style:font-size-asian="14pt" style:font-size-complex="14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4e89" officeooo:paragraph-rsid="0016bbf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bbf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officeooo:paragraph-rsid="0016bbf9"/>
    </style:style>
    <style:style style:name="P9" style:family="paragraph" style:parent-style-name="Standard">
      <style:text-properties officeooo:rsid="00164e89" officeooo:paragraph-rsid="00164e89"/>
    </style:style>
    <style:style style:name="P10" style:family="paragraph" style:parent-style-name="Standard">
      <style:text-properties fo:font-size="14pt" officeooo:rsid="000c343c" officeooo:paragraph-rsid="00090196" style:font-size-asian="14pt" style:font-size-complex="14pt"/>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8b2c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letter-spacing="normal" fo:font-style="normal" fo:font-weight="normal"/>
    </style:style>
    <style:style style:name="T2" style:family="text">
      <style:text-properties style:font-name="Liberation Serif"/>
    </style:style>
    <style:style style:name="T3" style:family="text">
      <style:text-properties officeooo:rsid="00164e89"/>
    </style:style>
    <style:style style:name="T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alysis of sources that support the EGA-Cellular-Reprogramming project.</text:span></text:p>
      <text:p text:style-name="P2"/>
      <text:p text:style-name="P3">Abstract</text:p>
      <text:p text:style-name="P4"><text:span text:style-name="T2">Buriticá et al. (2018) compare deterministic ordinary differential equation (ODE) models and stochastic Gillespie simulations to capture kinetic rates—activation, inactivation, and synthesis—in gene expression. Rodríguez Penas (2017) uses Differential Evolution and Scatter Search to estimate high-dimensional ODE parameters, explicitly enforcing biologically plausible bounds. John and Meza-Chaves (2019) apply genetic algorithms—with elitist selection, diversity control via Hamming distance, and a fitness based on Bayesian posterior probability—to infer gene regulatory interactions in an Arabidops</text:span>is system. These studies support an approach in which evolutionary methods optimize parameters in models of gene regulatory networks. They show that fitness functions based on estimation error or posterior probability, combined with constraints such as explicit parameter bounds, can yield simulations that approximate desired gene expression profiles. Together, they provide a cross‐disciplinary basis for using computational optimization to calibrate differential equation models in systems biolog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Results</text:p>
      <text:p text:style-name="P5">Characteristics of Included Studies</text:p>
      <text:p text:style-name="P5"/>
      <table:table table:name="Table3" table:style-name="Table3" table:template-name="Academic">
        <table:table-column table:style-name="Table3.A"/>
        <table:table-column table:style-name="Table3.B"/>
        <table:table-column table:style-name="Table3.C"/>
        <table:table-column table:style-name="Table3.D" table:number-columns-repeated="2"/>
        <table:table-row>
          <table:table-cell table:style-name="Table3.A1" office:value-type="string">
            <text:p text:style-name="P6">Study</text:p>
          </table:table-cell>
          <table:table-cell table:style-name="Table3.A1" office:value-type="string">
            <text:p text:style-name="P7">Research Focus</text:p>
          </table:table-cell>
          <table:table-cell table:style-name="Table3.A1" office:value-type="string">
            <text:p text:style-name="P7">Methodology</text:p>
          </table:table-cell>
          <table:table-cell table:style-name="Table3.A1" office:value-type="string">
            <text:p text:style-name="P7">Key Parameters</text:p>
          </table:table-cell>
          <table:table-cell table:style-name="Table3.A1" office:value-type="string">
            <text:p text:style-name="P7">Application Domain</text:p>
          </table:table-cell>
        </table:table-row>
        <table:table-row>
          <table:table-cell table:style-name="Table3.A2" office:value-type="string">
            <text:p text:style-name="P7">Buriticá et al., 2018</text:p>
          </table:table-cell>
          <table:table-cell table:style-name="Table3.B2" office:value-type="string">
            <text:p text:style-name="P7">Comparison of deterministic and stochastic simulation methods for gene expression</text:p>
          </table:table-cell>
          <table:table-cell table:style-name="Table3.C2" office:value-type="string">
            <text:p text:style-name="P7">Petri net and Ordinary Differential Equation (ODE) modeling; Gillespie algorithm (first</text:p>
            <text:p text:style-name="P7">reaction and direct methods); no optimization method applied</text:p>
          </table:table-cell>
          <table:table-cell table:style-name="Table3.D2" office:value-type="string">
            <text:p text:style-name="P7">Activation inactivation/synthe is rates (λ, μ, v); state variables: inactive gene, active gene, protein</text:p>
          </table:table-cell>
          <table:table-cell table:style-name="Table3.E2" office:value-type="string">
            <text:p text:style-name="P7"><text:span text:style-name="T3">S</text:span>imple gene expression system; protein synthesis</text:p>
          </table:table-cell>
        </table:table-row>
        <table:table-row>
          <table:table-cell table:style-name="Table3.A2" office:value-type="string">
            <text:p text:style-name="P7">Rodríguez Penas,</text:p>
            <text:p text:style-name="P7">2017</text:p>
          </table:table-cell>
          <table:table-cell table:style-name="Table3.B3" office:value-type="string">
            <text:p text:style-name="P7">Development of parallel</text:p>
            <text:p text:style-name="P8"><text:span text:style-name="T4">metaheuristics for parameter estimation in systems biology</text:span></text:p>
          </table:table-cell>
          <table:table-cell table:style-name="Table3.C3" office:value-type="string">
            <text:p text:style-name="P7">Differential Evolution (DE), Scatter Search (SS); asynchronous,</text:p>
            <text:p text:style-name="P7">cooperative, self-adaptive parallel algorithms; nonlinear ODE models</text:p>
          </table:table-cell>
          <table:table-cell table:style-name="Table3.D3" office:value-type="string">
            <text:p text:style-name="P7">Model parameters for ODEs (number and type not specified; high-dimensional); parameter bounds for biological plausibility</text:p>
          </table:table-cell>
          <table:table-cell table:style-name="Table3.E3" office:value-type="string">
            <text:p text:style-name="P7">Computational systems biology; parameter estimation in kinetic models; Mixed-Integer Dynamic Optimization (MIDO) problems</text:p>
          </table:table-cell>
        </table:table-row>
        <table:table-row>
          <table:table-cell table:style-name="Table3.A4" office:value-type="string">
            <text:p text:style-name="P7">John &amp;</text:p>
            <text:p text:style-name="P7">Meza-Chaves, 2019</text:p>
          </table:table-cell>
          <table:table-cell table:style-name="Table3.B4" office:value-type="string">
            <text:p text:style-name="P7">Inference of gene interaction networks from time-series data using Genetic Algorithms (GAs)</text:p>
          </table:table-cell>
          <table:table-cell table:style-name="Table3.C4" office:value-type="string">
            <text:p text:style-name="P7">Genetic Algorithms (traditional and Cross-generational elitist selection, Heterogeneous</text:p>
            <text:p text:style-name="P7">recombination, and Cataclysmic mutation (CHC)); Bayesian network (Directed Acyclic Graph (DAG))</text:p>
            <text:p text:style-name="P7">modeling; fitness based on Bayesian posterior</text:p>
          </table:table-cell>
          <table:table-cell table:style-name="Table3.D4" office:value-type="string">
            <text:p text:style-name="P7">Network structure (edges), gene interaction probabilities; Hamming distance for diversity; parameter bounds</text:p>
          </table:table-cell>
          <table:table-cell table:style-name="Table3.E4" office:value-type="string">
            <text:p text:style-name="P7">Gene regulatory network (GRN) inference; Arabidopsis thaliana auxin response</text:p>
          </table:table-cell>
        </table:table-row>
      </table:table>
      <text:p text:style-name="P9"/>
      <text:p text:style-name="P4">Methodology:</text:p>
      <text:p text:style-name="P4">• Deterministic simulation approaches: 2 studies used Ordinary Differential Equation (ODE) modeling.</text:p>
      <text:p text:style-name="P4">• Stochastic simulation: 1 study used the Gillespie algorithm.</text:p>
      <text:p text:style-name="P4">• Petri net modeling: 1 study used Petri nets.</text:p>
      <text:p text:style-name="P4">• Metaheuristics: 1 study used Differential Evolution and Scatter Search.</text:p>
      <text:p text:style-name="P4">• Parallel algorithms for parameter estimation: 1 study.</text:p>
      <text:p text:style-name="P4">• Genetic Algorithms for network inference: 1 study.</text:p>
      <text:p text:style-name="P4">• Bayesian network modeling: 1 study, with fitness based on Bayesian posterior.</text:p>
      <text:p text:style-name="P4">• No optimization methods: 1 study.</text:p>
      <text:p text:style-name="P4">• Other machine learning/statistical inference: No mention found in these studies.</text:p>
      <text:p text:style-name="P4"/>
      <text:p text:style-name="P4">Key Parameters:</text:p>
      <text:p text:style-name="P4">• Kinetic rates and state variables: 1 study estimated these in a gene expression model.</text:p>
      <text:p text:style-name="P4">• High-dimensional ODE parameters: 1 study estimated these with biologically plausible bounds.</text:p>
      <text:p text:style-name="P4">• Parameter bounds for biological plausibility: 2 studies included these.</text:p>
      <text:p text:style-name="P4">• Network structure and gene interaction probabilities: 1 study inferred these.</text:p>
      <text:p text:style-name="P4">• Diversity metric (Hamming distance): 1 study used this in parameter search.</text:p>
      <text:p text:style-name="P4"><text:soft-page-break/></text:p>
      <text:p text:style-name="P4">Application Domain:</text:p>
      <text:p text:style-name="P4">• Simple gene expression system and protein synthesis: 1 study.</text:p>
      <text:p text:style-name="P4">• Parameter estimation in kinetic models and MIDO problems: 1 study.</text:p>
      <text:p text:style-name="P4">• Gene regulatory network inference in Arabidopsis thaliana: 1 study.</text:p>
      <text:p text:style-name="P4">• Other biological systems or diseases: No mention found in these studies.</text:p>
      <text:p text:style-name="P4"/>
      <text:p text:style-name="P10">Thematic Analysis</text:p>
      <text:p text:style-name="P10">Genetic Algorithm Optimization Approaches</text:p>
      <text:p text:style-name="P10"/>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11">Study</text:p>
          </table:table-cell>
          <table:table-cell table:style-name="Table2.A1" office:value-type="string">
            <text:p text:style-name="P11">Parameter Optimization</text:p>
            <text:p text:style-name="P11">Strategy</text:p>
          </table:table-cell>
          <table:table-cell table:style-name="Table2.A1" office:value-type="string">
            <text:p text:style-name="P11">Fitness Function</text:p>
            <text:p text:style-name="P11">Implementation</text:p>
          </table:table-cell>
          <table:table-cell table:style-name="Table2.A1" office:value-type="string">
            <text:p text:style-name="P11">Biological Constraints</text:p>
            <text:p text:style-name="P11">Handling</text:p>
          </table:table-cell>
        </table:table-row>
        <table:table-row>
          <table:table-cell table:style-name="Table2.A2" office:value-type="string">
            <text:p text:style-name="P11">Buriticá et al., 2018</text:p>
          </table:table-cell>
          <table:table-cell table:style-name="Table2.B2" office:value-type="string">
            <text:p text:style-name="P11">Not applicable (no optimization method applied)</text:p>
          </table:table-cell>
          <table:table-cell table:style-name="Table2.C2" office:value-type="string">
            <text:p text:style-name="P11">Not applicable</text:p>
          </table:table-cell>
          <table:table-cell table:style-name="Table2.D2" office:value-type="string">
            <text:p text:style-name="P11">Not applicable</text:p>
          </table:table-cell>
        </table:table-row>
        <table:table-row>
          <table:table-cell table:style-name="Table2.A2" office:value-type="string">
            <text:p text:style-name="P11">Rodríguez Penas, 2017</text:p>
          </table:table-cell>
          <table:table-cell table:style-name="Table2.B3" office:value-type="string">
            <text:p text:style-name="P11">Differential Evolution and Scatter Search; asynchronous, cooperative, self-adaptive parallelization</text:p>
          </table:table-cell>
          <table:table-cell table:style-name="Table2.C3" office:value-type="string">
            <text:p text:style-name="P11">Fitness based on parameter estimation error (details not specified); focus on solution quality and convergence</text:p>
          </table:table-cell>
          <table:table-cell table:style-name="Table2.D3" office:value-type="string">
            <text:p text:style-name="P11">Parameter bounds for biological plausibility; adaptive strategies for robustness</text:p>
          </table:table-cell>
        </table:table-row>
        <table:table-row>
          <table:table-cell table:style-name="Table2.A4" office:value-type="string">
            <text:p text:style-name="P11">John &amp; Meza-Chaves, 2019</text:p>
          </table:table-cell>
          <table:table-cell table:style-name="Table2.B4" office:value-type="string">
            <text:p text:style-name="P11">Traditional and CHC Genetic Algorithms; population of Directed Acyclic Graphs (DAGs); Hamming distance for diversity</text:p>
          </table:table-cell>
          <table:table-cell table:style-name="Table2.C4" office:value-type="string">
            <text:p text:style-name="P11">Fitness: Bayesian posterior probability of model fit to data; multi-run consistency</text:p>
          </table:table-cell>
          <table:table-cell table:style-name="Table2.D4" office:value-type="string">
            <text:p text:style-name="P11">Parameter bounds; mutation only when diversity is lost; avoids crossover between similar individuals</text:p>
          </table:table-cell>
        </table:table-row>
      </table:table>
      <text:p text:style-name="P4"/>
      <text:p text:style-name="P4">• Parameter optimization strategies:Reported in 2 of 3 studies; both used evolutionary algorithms (Differential</text:p>
      <text:p text:style-name="P4">Evolution, Scatter Search, or Genetic Algorithms). One study used asynchronous, cooperative, self-adaptive</text:p>
      <text:p text:style-name="P4">parallelization, and another used diversity strategies such as Hamming distance.</text:p>
      <text:p text:style-name="P4">• Fitness function implementation:Described in 2 studies: one used parameter estimation error, and one used</text:p>
      <text:p text:style-name="P4">Bayesian posterior probability of model fit to data. No mention found of the fitness function in 1 study.</text:p>
      <text:p text:style-name="P4">• Biological constraints handling:Addressed in 2 studies, both using parameter bounds for biological plausibil-</text:p>
      <text:p text:style-name="P4">ity. One study also used adaptive strategies for robustness, and another used diversity strategies (mutation</text:p>
      <text:p text:style-name="P4">only when diversity is lost, avoiding crossover between similar individuals). No mention found of biological</text:p>
      <text:p text:style-name="P4">constraints handling in 1 study.</text:p>
      <text:p text:style-name="P4"/>
      <text:p text:style-name="P10"/>
      <text:p text:style-name="P10"/>
      <text:p text:style-name="P10"/>
      <text:p text:style-name="P10"/>
      <text:p text:style-name="P10"/>
      <text:p text:style-name="P10"/>
      <text:p text:style-name="P10"/>
      <text:p text:style-name="P10"/>
      <text:p text:style-name="P10"><text:soft-page-break/>Mathematical Modeling of Gene Regulatory Networks</text:p>
      <text:p text:style-name="P10"/>
      <table:table table:name="Table1" table:style-name="Table1" table:template-name="Academic">
        <table:table-column table:style-name="Table1.A" table:number-columns-repeated="4"/>
        <table:table-row>
          <table:table-cell table:style-name="Table1.A1" office:value-type="string">
            <text:p text:style-name="P11">Study</text:p>
          </table:table-cell>
          <table:table-cell table:style-name="Table1.A1" office:value-type="string">
            <text:p text:style-name="P11">ODE System Representation</text:p>
          </table:table-cell>
          <table:table-cell table:style-name="Table1.A1" office:value-type="string">
            <text:p text:style-name="P11">Dynamic Behavior Analysis</text:p>
          </table:table-cell>
          <table:table-cell table:style-name="Table1.A1" office:value-type="string">
            <text:p text:style-name="P11">Parameter Sensitivity</text:p>
          </table:table-cell>
        </table:table-row>
        <table:table-row>
          <table:table-cell table:style-name="Table1.A2" office:value-type="string">
            <text:p text:style-name="P11">Buriticá et al., 2018</text:p>
          </table:table-cell>
          <table:table-cell table:style-name="Table1.B2" office:value-type="string">
            <text:p text:style-name="P11">Petri net and Ordinary Differential Equations (ODEs) for gene expression; stochastic simulation via Gillespie algorithm</text:p>
          </table:table-cell>
          <table:table-cell table:style-name="Table1.C2" office:value-type="string">
            <text:p text:style-name="P11">Comparison of deterministic (ODE) and stochastic (Gillespie) dynamics; analysis of state distributions</text:p>
          </table:table-cell>
          <table:table-cell table:style-name="Table1.D2" office:value-type="string">
            <text:p text:style-name="P11">Sensitivity analysis via parameter variation; Analysis of Variance (ANOVA) for significance</text:p>
          </table:table-cell>
        </table:table-row>
        <table:table-row>
          <table:table-cell table:style-name="Table1.A2" office:value-type="string">
            <text:p text:style-name="P11">Rodríguez Penas, 2017</text:p>
          </table:table-cell>
          <table:table-cell table:style-name="Table1.B3" office:value-type="string">
            <text:p text:style-name="P11">Nonlinear ODEs for dynamic biological systems; high dimensional models</text:p>
          </table:table-cell>
          <table:table-cell table:style-name="Table1.C3" office:value-type="string">
            <text:p text:style-name="P11">Focus on parameter estimation and model calibration; scalability to large systems</text:p>
          </table:table-cell>
          <table:table-cell table:style-name="Table1.D3" office:value-type="string">
            <text:p text:style-name="P11">Adaptive strategies to enhance robustness; statistical analysis of parameter effects</text:p>
          </table:table-cell>
        </table:table-row>
        <table:table-row>
          <table:table-cell table:style-name="Table1.A4" office:value-type="string">
            <text:p text:style-name="P11">John &amp; Meza-Chaves, 2019</text:p>
          </table:table-cell>
          <table:table-cell table:style-name="Table1.B4" office:value-type="string">
            <text:p text:style-name="P11">Bayesian networks (Directed Acyclic Graphs) for gene interactions; not ODE-based</text:p>
          </table:table-cell>
          <table:table-cell table:style-name="Table1.C4" office:value-type="string">
            <text:p text:style-name="P11">Dynamic inference from time-series data; model fit assessed via Bayesian posterior</text:p>
          </table:table-cell>
          <table:table-cell table:style-name="Table1.D4" office:value-type="string">
            <text:p text:style-name="P11">Diversity maintenance in Genetic Algorithm; validation on engineered and real data</text:p>
          </table:table-cell>
        </table:table-row>
      </table:table>
      <text:p text:style-name="P10"/>
      <text:p text:style-name="P4">• ODE System Representation:</text:p>
      <text:p text:style-name="P4">– ODE-based models: 2 of 3 studies.</text:p>
      <text:p text:style-name="P4">∗ Of these, 1 also used Petri nets and stochastic simulation (Gillespie algorithm).</text:p>
      <text:p text:style-name="P4">∗ 1 used nonlinear, high-dimensional ODEs.</text:p>
      <text:p text:style-name="P4">– Non-ODE approach (Bayesian networks/DAGs): 1 of 3 studies.</text:p>
      <text:p text:style-name="P4">• Dynamic Behavior Analysis:</text:p>
      <text:p text:style-name="P4">– Deterministic vs stochastic comparisons: 1 study.</text:p>
      <text:p text:style-name="P4">– State distribution analysis: 1 study.</text:p>
      <text:p text:style-name="P4">– Parameter estimation and model calibration: 1 study.</text:p>
      <text:p text:style-name="P4">– Scalability analysis: 1 study.</text:p>
      <text:p text:style-name="P4">– Dynamic inference from time-series data: 1 study.</text:p>
      <text:p text:style-name="P4">– Bayesian model fit assessment: 1 study.</text:p>
      <text:p text:style-name="P4">• Parameter Sensitivity:</text:p>
      <text:p text:style-name="P4">– Sensitivity analysis via parameter variation: 1 study.</text:p>
      <text:p text:style-name="P4">– Analysis of Variance (ANOVA) or other statistical tests for parameter significance: 1 study.</text:p>
      <text:p text:style-name="P4">– Adaptive strategies to enhance robustness: 1 study.</text:p>
      <text:p text:style-name="P4">– Statistical analysis of parameter effects: 1 study.</text:p>
      <text:p text:style-name="P4">– Genetic Algorithm diversity maintenance: 1 study.</text:p>
      <text:p text:style-name="P4">– Validation of parameter sensitivity on engineered and real data: 1 study.</text:p>
      <text:p text:style-name="P4">No mention found of studies combining all three modeling approaches (ODEs, Petri nets, and Bayesian networks) in a single framework. Each study reported some form of parameter sensitivity analysis, but the specific methods varied.</text:p>
      <text:p text:style-name="P4"/>
      <text:p text:style-name="P4"/>
      <text:p text:style-name="P4"/>
      <text:p text:style-name="P4"/>
      <text:p text:style-name="P4"/>
      <text:p text:style-name="P4"/>
      <text:p text:style-name="P4"/>
      <text:p text:style-name="P4"/>
      <text:p text:style-name="P4"/>
      <text:p text:style-name="P4"/>
      <text:p text:style-name="P10"><text:soft-page-break/>Biological Applications and Validation</text:p>
      <text:p text:style-name="P10"/>
      <table:table table:name="Table4" table:style-name="Table4" table:template-name="Academic">
        <table:table-column table:style-name="Table4.A"/>
        <table:table-column table:style-name="Table4.B"/>
        <table:table-column table:style-name="Table4.C"/>
        <table:table-column table:style-name="Table4.D"/>
        <table:table-row>
          <table:table-cell table:style-name="Table4.A1" office:value-type="string">
            <text:p text:style-name="P11">Study</text:p>
          </table:table-cell>
          <table:table-cell table:style-name="Table4.A1" office:value-type="string">
            <text:p text:style-name="P11">Cell Reprogramming Application</text:p>
          </table:table-cell>
          <table:table-cell table:style-name="Table4.A1" office:value-type="string">
            <text:p text:style-name="P11">Model Validation Approach</text:p>
          </table:table-cell>
          <table:table-cell table:style-name="Table4.A1" office:value-type="string">
            <text:p text:style-name="P11">Biological Relevance of Results</text:p>
          </table:table-cell>
        </table:table-row>
        <table:table-row>
          <table:table-cell table:style-name="Table4.A2" office:value-type="string">
            <text:p text:style-name="P11">Buriticá et al., 2018</text:p>
          </table:table-cell>
          <table:table-cell table:style-name="Table4.B2" office:value-type="string">
            <text:p text:style-name="P12">Not addressed</text:p>
          </table:table-cell>
          <table:table-cell table:style-name="Table4.C2" office:value-type="string">
            <text:p text:style-name="P11">Comparison with literature (Goss &amp; Peccoud, 1998); sensitivity analysis; Analysis of Variance (ANOVA)</text:p>
          </table:table-cell>
          <table:table-cell table:style-name="Table4.D2" office:value-type="string">
            <text:p text:style-name="P11">Highlights importance of stochasticity in gene expression; deterministic models insufficient for population variability</text:p>
          </table:table-cell>
        </table:table-row>
        <table:table-row>
          <table:table-cell table:style-name="Table4.A2" office:value-type="string">
            <text:p text:style-name="P11">Rodríguez Penas, 2017</text:p>
          </table:table-cell>
          <table:table-cell table:style-name="Table4.B3" office:value-type="string">
            <text:p text:style-name="P11">Not addressed</text:p>
          </table:table-cell>
          <table:table-cell table:style-name="Table4.C3" office:value-type="string">
            <text:p text:style-name="P12">Benchmarking on parameter estimation and Mixed-Integer Dynamic Optimization (MIDO) problems; statistical analysis</text:p>
          </table:table-cell>
          <table:table-cell table:style-name="Table4.D3" office:value-type="string">
            <text:p text:style-name="P11">Demonstrates computational feasibility for large-scale biological models; no mention found of direct biological insights</text:p>
          </table:table-cell>
        </table:table-row>
        <table:table-row>
          <table:table-cell table:style-name="Table4.A4" office:value-type="string">
            <text:p text:style-name="P11">John &amp; Meza-Chaves, 2019</text:p>
          </table:table-cell>
          <table:table-cell table:style-name="Table4.B4" office:value-type="string">
            <text:p text:style-name="P11">Not directly addressed, but relevant to gene regulatory network (GRN) inference</text:p>
          </table:table-cell>
          <table:table-cell table:style-name="Table4.C4" office:value-type="string">
            <text:p text:style-name="P11">Validation on engineered signals and experimental Arabidopsis data; comparison with known relationships</text:p>
          </table:table-cell>
          <table:table-cell table:style-name="Table4.D4" office:value-type="string">
            <text:p text:style-name="P11">Identifies known and novel gene interactions in auxin response; potential for broader gene regulatory network discovery</text:p>
          </table:table-cell>
        </table:table-row>
      </table:table>
      <text:p text:style-name="P10"/>
      <text:p text:style-name="P4">• Cell reprogramming:Not directly addressed in any of the three studies; two studies did not address it, and one study was relevant to gene regulatory network inference but did not directly address reprogramming.</text:p>
      <text:p text:style-name="P4">• Model validation approaches:</text:p>
      <text:p text:style-name="P4">– Comparison with literature, sensitivity analysis, and Analysis of Variance (ANOVA): 1 study.</text:p>
      <text:p text:style-name="P4">– Benchmarking on parameter estimation and Mixed-Integer Dynamic Optimization (MIDO) problems, with statistical analysis: 1 study.</text:p>
      <text:p text:style-name="P4">– Validation on engineered signals and experimental Arabidopsis data, and comparison with known relationships: 1 study.</text:p>
      <text:p text:style-name="P4">• Biological relevance:</text:p>
      <text:p text:style-name="P4">– Importance of stochasticity in gene expression and the insufficiency of deterministic models for population variability: 1 study.</text:p>
      <text:p text:style-name="P4">– Computational feasibility for large-scale biological models, but no mention found of direct biological insights: 1 study.</text:p>
      <text:p text:style-name="P4">– Identification of known and novel gene interactions in auxin response, with potential for broader gene regulatory network discovery: 1 study.</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Implementation Considerations</text:p>
      <text:p text:style-name="P4"/>
      <table:table table:name="Table5" table:style-name="Table5" table:template-name="Academic">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1">Study</text:p>
          </table:table-cell>
          <table:table-cell table:style-name="Table5.A1" office:value-type="string">
            <text:p text:style-name="P11">Parameter Types</text:p>
          </table:table-cell>
          <table:table-cell table:style-name="Table5.A1" office:value-type="string">
            <text:p text:style-name="P11">Value Ranges</text:p>
          </table:table-cell>
          <table:table-cell table:style-name="Table5.A1" office:value-type="string">
            <text:p text:style-name="P11">Biological Significance</text:p>
          </table:table-cell>
          <table:table-cell table:style-name="Table5.A1" office:value-type="string">
            <text:p text:style-name="P11">Optimization Impact</text:p>
          </table:table-cell>
        </table:table-row>
        <table:table-row>
          <table:table-cell table:style-name="Table5.A2" office:value-type="string">
            <text:p text:style-name="P11">Buriticá et al., 2018</text:p>
          </table:table-cell>
          <table:table-cell table:style-name="Table5.B2" office:value-type="string">
            <text:p text:style-name="P11">Activation, inactivation, synthesis rates</text:p>
          </table:table-cell>
          <table:table-cell table:style-name="Table5.C2" office:value-type="string">
            <text:p text:style-name="P11">Not specified; varied in sensitivity analysis</text:p>
          </table:table-cell>
          <table:table-cell table:style-name="Table5.D2" office:value-type="string">
            <text:p text:style-name="P11">Reflects gene activation/inactivation and protein synthesis</text:p>
          </table:table-cell>
          <table:table-cell table:style-name="Table5.E2" office:value-type="string">
            <text:p text:style-name="P11">Affects simulation outcomes; not used for optimization</text:p>
          </table:table-cell>
        </table:table-row>
        <table:table-row>
          <table:table-cell table:style-name="Table5.A2" office:value-type="string">
            <text:p text:style-name="P11">Rodríguez Penas, 2017</text:p>
          </table:table-cell>
          <table:table-cell table:style-name="Table5.B3" office:value-type="string">
            <text:p text:style-name="P11">ODE model parameters (varied, high-dimensional)</text:p>
          </table:table-cell>
          <table:table-cell table:style-name="Table5.C3" office:value-type="string">
            <text:p text:style-name="P11">Bounded for biological <text:s/>plausibility</text:p>
          </table:table-cell>
          <table:table-cell table:style-name="Table5.D3" office:value-type="string">
            <text:p text:style-name="P11">Represents kinetic rates, regulatory strengths</text:p>
          </table:table-cell>
          <table:table-cell table:style-name="Table5.E3" office:value-type="string">
            <text:p text:style-name="P11">Parameter bounds critical for feasible solutions; adaptive strategies improve robustness</text:p>
          </table:table-cell>
        </table:table-row>
        <table:table-row>
          <table:table-cell table:style-name="Table5.A4" office:value-type="string">
            <text:p text:style-name="P11">John &amp; Meza-Chaves, 2019</text:p>
          </table:table-cell>
          <table:table-cell table:style-name="Table5.B4" office:value-type="string">
            <text:p text:style-name="P11">Network structure (edges), interaction probabilities</text:p>
          </table:table-cell>
          <table:table-cell table:style-name="Table5.C4" office:value-type="string">
            <text:p text:style-name="P11">Parameter bounds applied; Hamming distance for diversity</text:p>
          </table:table-cell>
          <table:table-cell table:style-name="Table5.D4" office:value-type="string">
            <text:p text:style-name="P11">Encodes gene-gene regulatory relationships</text:p>
          </table:table-cell>
          <table:table-cell table:style-name="Table5.E4" office:value-type="string">
            <text:p text:style-name="P11">Bounds and diversity maintenance prevent overfitting and ensure biological plausibility</text:p>
          </table:table-cell>
        </table:table-row>
      </table:table>
      <text:p text:style-name="P4"/>
      <text:p text:style-name="P4">• Parameter Types:</text:p>
      <text:p text:style-name="P4">– Kinetic or ODE model parameters (activation/inactivation/synthesis rates, or general ODE parameters): 2 studies.</text:p>
      <text:p text:style-name="P4">– Network structure (edges) and interaction probabilities as parameters: 1 study.</text:p>
      <text:p text:style-name="P4">• Value Ranges:</text:p>
      <text:p text:style-name="P4">– Explicit parameter bounds for biological plausibility: 2 studies (one also used diversity maintenance).</text:p>
      <text:p text:style-name="P4">– Parameters varied in sensitivity analysis but no explicit bounds specified: 1 study.</text:p>
      <text:p text:style-name="P4">• Optimization Impact:</text:p>
      <text:p text:style-name="P4">– Parameter bounds (and, in one case, diversity maintenance) were critical for feasible or robust optimization: 2 studies.</text:p>
      <text:p text:style-name="P4">– Parameters not used for optimization, only for simulation and sensitivity analysis: 1 study.</text:p>
      <text:p text:style-name="P4">No mention found of studies using unbounded parameters for optimization. All studies that performed optimization emphasized the importance of parameter bounds or diversity constraints.</text:p>
      <text:p text:style-name="P4"/>
      <text:p text:style-name="P10">References</text:p>
      <text:p text:style-name="P4">D. Buriticá, Bárbara Valeria Mejía Bohórquez, Lina Rojas, and Hector Leandro Sáenz Castro. “Análisis Estocástico de Un Sistema Génico Simple Para La Síntesis de Una Proteína Implementando Los Métodos de Gillespie.” Revista Cuarzo, 2018.</text:p>
      <text:p text:style-name="P4">David J. John, and Kenneth David Meza-Chaves. “Algoritmos Genéticos Como Mecanismo Para Modelar Interacciones Genéticas Utilizando Información Observada En Distintos Tiempos.” Revista Tecnología En Marcha, 2019.</text:p>
      <text:p text:style-name="P4">David Rodríguez Penas. “Optimization in Computational Systems Biology via High Performance Computing Techniques,” 20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text-properties fo:color="#000000" loext:opacity="10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es" number:country="AR">
      <number:number number:min-integer-digits="1"/>
    </number:number-style>
    <number:text-style style:name="N20100" number:language="es" number:country="AR">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5:19:25.038740600</meta:creation-date>
    <meta:editing-duration>PT6M45S</meta:editing-duration>
    <meta:editing-cycles>2</meta:editing-cycles>
    <meta:generator>LibreOffice/25.2.5.2$Windows_X86_64 LibreOffice_project/03d19516eb2e1dd5d4ccd751a0d6f35f35e08022</meta:generator>
    <dc:title>Default</dc:title>
    <dc:date>2025-08-19T16:30:56.249108900</dc:date>
    <meta:document-statistic meta:table-count="5" meta:image-count="0" meta:object-count="0" meta:page-count="6" meta:paragraph-count="181" meta:word-count="1580" meta:character-count="12132" meta:non-whitespace-character-count="10710"/>
    <meta:template xlink:type="simple" xlink:actuate="onRequest" xlink:title="Default" xlink:href="../../../AppData/Roaming/LibreOffice/4/user/template/Default.ott" meta:date="2025-08-19T15:19:24.362648600"/>
  </office:meta>
</office:document-meta>
</file>